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Liberation Serif" fo:font-weight="bold" style:font-weight-asian="bold" style:font-weight-complex="bold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Liberation Serif" fo:font-weight="bold" officeooo:rsid="001bce1f" officeooo:paragraph-rsid="001bce1f" style:font-weight-asian="bold" style:font-weight-complex="bold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Liberation Serif" fo:font-weight="normal" officeooo:rsid="001bce1f" officeooo:paragraph-rsid="001bce1f" style:font-weight-asian="normal" style:font-weight-complex="normal"/>
    </style:style>
    <style:style style:name="T1" style:family="text">
      <style:text-properties officeooo:rsid="001bce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DE SÃO PAULO</text:p>
      <text:p text:style-name="P1">ESCOLA DE ARTES, CIÊNCIAS E HUMAN<text:span text:style-name="T1">I</text:span>DADES</text:p>
      <text:p text:style-name="P1">CURSO DE BACHARELADO EM SISTEMAS DE INFORMAÇÃO</text:p>
      <text:p text:style-name="P1">ACH2034 - ORGANIZAÇÃO E ARQUITETURA DE COMPUTADORES I</text:p>
      <text:p text:style-name="P1"/>
      <text:p text:style-name="P1"/>
      <text:p text:style-name="P1"/>
      <text:p text:style-name="P3">DAVI BATISTA DE SOUZA</text:p>
      <text:p text:style-name="P3">DIOGO DOS SANTOS ROCHA</text:p>
      <text:p text:style-name="P3"/>
      <text:p text:style-name="P3"/>
      <text:p text:style-name="P3"/>
      <text:p text:style-name="P3"/>
      <text:p text:style-name="P2">RELATÓRIO DO EXERCÍCIO-PROGRAMA (EP) DA DISCIPLINA</text:p>
      <text:p text:style-name="P2">‘ORGANIZAÇÃO E ARQUITETURA DE COMPUTADORES I’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SÃO PAULO</text:p>
      <text:p text:style-name="P3">202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22:56:44.992667527</meta:creation-date>
    <dc:date>2024-06-24T23:00:37.366648480</dc:date>
    <meta:editing-duration>PT3M53S</meta:editing-duration>
    <meta:editing-cycles>1</meta:editing-cycles>
    <meta:document-statistic meta:table-count="0" meta:image-count="0" meta:object-count="0" meta:page-count="1" meta:paragraph-count="10" meta:word-count="48" meta:character-count="314" meta:non-whitespace-character-count="276"/>
    <meta:generator>LibreOffice/7.3.7.2$Linux_X86_64 LibreOffice_project/30$Build-2</meta:generator>
  </office:meta>
</office:document-meta>
</file>